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Monospace" svg:font-family="Monospace" style:font-pitch="fixed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5.5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0.353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674cm"/>
    </style:style>
    <style:style style:name="co14" style:family="table-column">
      <style:table-column-properties fo:break-before="auto" style:column-width="7.828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3.295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0.658cm"/>
    </style:style>
    <style:style style:name="co21" style:family="table-column">
      <style:table-column-properties fo:break-before="auto" style:column-width="0.362cm"/>
    </style:style>
    <style:style style:name="co22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7.546cm"/>
    </style:style>
    <style:style style:name="co24" style:family="table-column">
      <style:table-column-properties fo:break-before="auto" style:column-width="1.124cm"/>
    </style:style>
    <style:style style:name="co25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c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  <style:style style:name="T1" style:family="text">
      <style:text-properties style:font-name="Latin Modern Math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Register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3" table:default-cell-style-name="ce22"/>
        <table:table-column table:style-name="co14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8" table:default-cell-style-name="ce22"/>
        <table:table-column table:style-name="co19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1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15" table:default-cell-style-name="ce3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2" table:number-columns-repeated="3" table:default-cell-style-name="ce32"/>
        <table:table-column table:style-name="co12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38" office:value-type="string" calcext:value-type="string" table:number-columns-spanned="2" table:number-rows-spanned="1">
            <text:p>blind-control (app id 0006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38" office:value-type="string" calcext:value-type="string" table:number-columns-spanned="2" table:number-rows-spanned="1">
            <text:p>Blind-control_5+4 (app id 000B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(app id 0002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 (app id 0009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 (app id 0007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(app id 0001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 (app id 0008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 (app id 000Ah)</text:p>
          </table:table-cell>
          <table:covered-table-cell table:style-name="ce38"/>
          <table:table-cell table:style-name="ce38" table:number-columns-repeated="2"/>
          <table:table-cell table:style-name="ce30"/>
          <table:table-cell table:style-name="ce29" office:value-type="string" calcext:value-type="string" table:number-columns-spanned="2" table:number-rows-spanned="1">
            <text:p>heatervalve (app id 000Ch)</text:p>
          </table:table-cell>
          <table:covered-table-cell table:style-name="ce38"/>
          <table:table-cell table:style-name="ce38" table:number-columns-repeated="2"/>
          <table:table-cell table:style-name="ce30" table:number-columns-repeated="972"/>
        </table:table-row>
        <table:table-row table:style-name="ro1"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hex</text:p>
          </table:table-cell>
          <table:table-cell table:style-name="ce8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30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30" table:number-columns-repeated="9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41" office:value-type="string" calcext:value-type="string">
            <text:p>FirstAppSpecific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Input1</text:p>
          </table:table-cell>
          <table:table-cell table:style-name="ce41" office:value-type="string" calcext:value-type="string">
            <text:p>State of Input 1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Current</text:p>
          </table:table-cell>
          <table:table-cell table:style-name="ce41" office:value-type="string" calcext:value-type="string">
            <text:p>Current measured temperature in 1/100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]" office:value-type="string" office:string-value="FirstAppSpecific" calcext:value-type="string">
            <text:p>FirstAppSpecific</text:p>
          </table:table-cell>
          <table:table-cell table:style-name="ce41" table:formula="of:=[.$E19]" office:value-type="string" office:string-value="n/a" calcext:value-type="string">
            <text:p>n/a</text:p>
          </table:table-cell>
          <table:table-cell table:style-name="ce41" table:formula="of:=[.$F19]" office:value-type="string" office:string-value="?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IntensityChn0Current</text:p>
          </table:table-cell>
          <table:table-cell table:style-name="ce41" office:value-type="string" calcext:value-type="string">
            <text:p>Curren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Chn0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office:value-type="string" calcext:value-type="string">
            <text:p>IntTempCurrent</text:p>
          </table:table-cell>
          <table:table-cell table:style-name="ce41" office:value-type="string" calcext:value-type="string">
            <text:p>Internal temperature sensor measurement in 1/100 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41" office:value-type="string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Input2</text:p>
          </table:table-cell>
          <table:table-cell table:style-name="ce41" office:value-type="string" calcext:value-type="string">
            <text:p>State of Input 2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SetPoint</text:p>
          </table:table-cell>
          <table:table-cell table:style-name="ce41" office:value-type="string" calcext:value-type="string">
            <text:p>Desired temperature in 1/100 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0]" office:value-type="string" office:string-value="..." calcext:value-type="string">
            <text:p>...</text:p>
          </table:table-cell>
          <table:table-cell table:style-name="ce41" table:formula="of:=[.$E20]" office:value-type="string" office:string-value="...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IntensityChn1Current</text:p>
          </table:table-cell>
          <table:table-cell table:style-name="ce41" office:value-type="string" calcext:value-type="string">
            <text:p>Curren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Chn0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office:value-type="string" calcext:value-type="string">
            <text:p>ResTempCurrent</text:p>
          </table:table-cell>
          <table:table-cell table:style-name="ce41" office:value-type="string" calcext:value-type="string">
            <text:p>Resulting temperature in 1/100 Kelvin. Depends on TemperatureMod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Input3</text:p>
          </table:table-cell>
          <table:table-cell table:style-name="ce41" office:value-type="string" calcext:value-type="string">
            <text:p>State of Input 3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Offset</text:p>
          </table:table-cell>
          <table:table-cell table:style-name="ce41" office:value-type="string" calcext:value-type="string">
            <text:p>Offset to adjust sensor </text:p>
          </table:table-cell>
          <table:table-cell table:style-name="ce41" office:value-type="string" calcext:value-type="string">
            <text:p>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0SetPoint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IntTempOffset</text:p>
          </table:table-cell>
          <table:table-cell table:style-name="ce41" office:value-type="string" calcext:value-type="string">
            <text:p>Offset to calibrate internal temperature sensor in 1/100 Kelvin</text:p>
          </table:table-cell>
          <table:table-cell table:style-name="ce41" office:value-type="string" calcext:value-type="string">
            <text:p>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Input4</text:p>
          </table:table-cell>
          <table:table-cell table:style-name="ce41" office:value-type="string" calcext:value-type="string">
            <text:p>State of Input 4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sorModuleID</text:p>
          </table:table-cell>
          <table:table-cell table:style-name="ce41" office:value-type="string" calcext:value-type="string">
            <text:p>Module ID of module which delivers the window stat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1SetPoint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TempMode</text:p>
          </table:table-cell>
          <table:table-cell table:style-name="ce41" office:value-type="string" calcext:value-type="string">
            <text:p>0=internal, 1=external, 2=average int+ext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sor0Reg</text:p>
          </table:table-cell>
          <table:table-cell table:style-name="ce41" office:value-type="string" calcext:value-type="string">
            <text:p>Register number of window 0 stat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0Store</text:p>
          </table:table-cell>
          <table:table-cell table:style-name="ce41" office:value-type="string" calcext:value-type="string">
            <text:p>Saved intensity restored on keypress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sor1Reg</text:p>
          </table:table-cell>
          <table:table-cell table:style-name="ce41" office:value-type="string" calcext:value-type="string">
            <text:p>Register number of window 1 state</text:p>
          </table:table-cell>
          <table:table-cell table:style-name="ce41" office:value-type="string" calcext:value-type="string">
            <text:p>uint8</text:p>
          </table:table-cell>
          <table:table-cell table:style-name="ce41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1Store</text:p>
          </table:table-cell>
          <table:table-cell table:style-name="ce41" office:value-type="string" calcext:value-type="string">
            <text:p>Saved intensity restored on keypress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0-normal, 1-vaca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WindowOpen</text:p>
          </table:table-cell>
          <table:table-cell table:style-name="ce41" office:value-type="string" calcext:value-type="string">
            <text:p>Temperature to set when a window is open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Vacation</text:p>
          </table:table-cell>
          <table:table-cell table:style-name="ce41" office:value-type="string" calcext:value-type="string">
            <text:p>Temperature to set when in mode vacatio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Weekday</text:p>
          </table:table-cell>
          <table:table-cell table:style-name="ce41" office:value-type="string" calcext:value-type="string">
            <text:p>Timepoint 0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Hour</text:p>
          </table:table-cell>
          <table:table-cell table:style-name="ce41" office:value-type="string" calcext:value-type="string">
            <text:p>Timepoint 0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Minute</text:p>
          </table:table-cell>
          <table:table-cell table:style-name="ce41" office:value-type="string" calcext:value-type="string">
            <text:p>Timepoint 0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Temperature</text:p>
          </table:table-cell>
          <table:table-cell table:style-name="ce41" office:value-type="string" calcext:value-type="string">
            <text:p>Timepoint 0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Weekday</text:p>
          </table:table-cell>
          <table:table-cell table:style-name="ce41" office:value-type="string" calcext:value-type="string">
            <text:p>Timepoint 1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Hour</text:p>
          </table:table-cell>
          <table:table-cell table:style-name="ce41" office:value-type="string" calcext:value-type="string">
            <text:p>Timepoint 1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CurrentModID</text:p>
          </table:table-cell>
          <table:table-cell table:style-name="ce41" office:value-type="string" calcext:value-type="string">
            <text:p>ModuleID of sender of current temperatur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Minute</text:p>
          </table:table-cell>
          <table:table-cell table:style-name="ce41" office:value-type="string" calcext:value-type="string">
            <text:p>Timepoint 1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CurrentRegNo</text:p>
          </table:table-cell>
          <table:table-cell table:style-name="ce41" office:value-type="string" calcext:value-type="string">
            <text:p>Sender's register number of current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Temperature</text:p>
          </table:table-cell>
          <table:table-cell table:style-name="ce41" office:value-type="string" calcext:value-type="string">
            <text:p>Timepoint 1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SetpointModID</text:p>
          </table:table-cell>
          <table:table-cell table:style-name="ce41" office:value-type="string" calcext:value-type="string">
            <text:p>ModuleID of sender of temperature setpoint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SetpointRegNo</text:p>
          </table:table-cell>
          <table:table-cell table:style-name="ce41" office:value-type="string" calcext:value-type="string">
            <text:p>Sender's register number of temperature setpoint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Weekday</text:p>
          </table:table-cell>
          <table:table-cell table:style-name="ce41" office:value-type="string" calcext:value-type="string">
            <text:p>Timepoint 2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DebugReceiverModuleID</text:p>
          </table:table-cell>
          <table:table-cell table:style-name="ce41" office:value-type="string" calcext:value-type="string">
            <text:p>Receiver module ID for debug messages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Hour</text:p>
          </table:table-cell>
          <table:table-cell table:style-name="ce41" office:value-type="string" calcext:value-type="string">
            <text:p>Timepoint 2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Minute</text:p>
          </table:table-cell>
          <table:table-cell table:style-name="ce41" office:value-type="string" calcext:value-type="string">
            <text:p>Timepoint 2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g_Kp</text:p>
          </table:table-cell>
          <table:table-cell table:style-name="ce41" office:value-type="string" calcext:value-type="string">
            <text:p>Regulation Proportional paramater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Temperature</text:p>
          </table:table-cell>
          <table:table-cell table:style-name="ce41" office:value-type="string" calcext:value-type="string">
            <text:p>Timepoint 2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Weekday</text:p>
          </table:table-cell>
          <table:table-cell table:style-name="ce41" office:value-type="string" calcext:value-type="string">
            <text:p>Timepoint 3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Hour</text:p>
          </table:table-cell>
          <table:table-cell table:style-name="ce41" office:value-type="string" calcext:value-type="string">
            <text:p>Timepoint 3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Minute</text:p>
          </table:table-cell>
          <table:table-cell table:style-name="ce41" office:value-type="string" calcext:value-type="string">
            <text:p>Timepoint 3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Temperature</text:p>
          </table:table-cell>
          <table:table-cell table:style-name="ce41" office:value-type="string" calcext:value-type="string">
            <text:p>Timepoint 3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Weekday</text:p>
          </table:table-cell>
          <table:table-cell table:style-name="ce41" office:value-type="string" calcext:value-type="string">
            <text:p>Timepoint 4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Hour</text:p>
          </table:table-cell>
          <table:table-cell table:style-name="ce41" office:value-type="string" calcext:value-type="string">
            <text:p>Timepoint 4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Minute</text:p>
          </table:table-cell>
          <table:table-cell table:style-name="ce41" office:value-type="string" calcext:value-type="string">
            <text:p>Timepoint 4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Contact0State</text:p>
          </table:table-cell>
          <table:table-cell table:style-name="ce41" office:value-type="string" calcext:value-type="string">
            <text:p>State of the contact 0 (e.g. window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Temperature</text:p>
          </table:table-cell>
          <table:table-cell table:style-name="ce41" office:value-type="string" calcext:value-type="string">
            <text:p>Timepoint 4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Contact1State</text:p>
          </table:table-cell>
          <table:table-cell table:style-name="ce41" office:value-type="string" calcext:value-type="string">
            <text:p>State of the contact 1 (e.g. window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2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1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0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LEDFunc</text:p>
          </table:table-cell>
          <table:table-cell table:style-name="ce41" office:value-type="string" calcext:value-type="string">
            <text:p>LED function 2: [0:3]: Bitposition | [4:7] anzusteuernde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AddInfo</text:p>
          </table:table-cell>
          <table:table-cell table:style-name="ce41" table:formula="of:=CONCATENATE(&quot;Bit&quot;;RIGHT([.V87];1);&quot; -&gt; &quot;;&quot;LED &quot;;MID([.V87];3;1))" office:value-type="string" office:string-value="Bit -&gt; LED " calcext:value-type="string">
            <text:p>Bit -&gt; LED 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LEDFunc</text:p>
          </table:table-cell>
          <table:table-cell table:style-name="ce41" office:value-type="string" calcext:value-type="string">
            <text:p>APP_eReg_K1_Mod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AddInfo</text:p>
          </table:table-cell>
          <table:table-cell table:style-name="ce41" table:formula="of:=CONCATENATE(&quot;Bit&quot;;RIGHT([.V92];1);&quot; -&gt; &quot;;&quot;LED &quot;;MID([.V92];3;1))" office:value-type="string" office:string-value="Bit -&gt; LED " calcext:value-type="string">
            <text:p>Bit -&gt; LED 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2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1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0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Minute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AddInfo</text:p>
          </table:table-cell>
          <table:table-cell table:style-name="ce41"/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Hour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Minute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Hour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9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9_AddInfo</text:p>
          </table:table-cell>
          <table:table-cell table:style-name="ce41"/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2</text:p>
          </table:table-cell>
          <table:table-cell table:style-name="ce41" table:number-columns-repeated="3"/>
          <table:table-cell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1</text:p>
          </table:table-cell>
          <table:table-cell table:style-name="ce41" table:number-columns-repeated="3"/>
          <table:table-cell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0</text:p>
          </table:table-cell>
          <table:table-cell table:style-name="ce41" table:number-columns-repeated="3"/>
          <table:table-cell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AddInfo</text:p>
          </table:table-cell>
          <table:table-cell table:style-name="ce41" table:number-columns-repeated="3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AddInfo</text:p>
          </table:table-cell>
          <table:table-cell table:style-name="ce41" table:number-columns-repeated="3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AddInfo</text:p>
          </table:table-cell>
          <table:table-cell table:style-name="ce41" table:number-columns-repeated="3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AddInfo</text:p>
          </table:table-cell>
          <table:table-cell table:style-name="ce41" table:number-columns-repeated="3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0_LEDState</text:p>
          </table:table-cell>
          <table:table-cell table:style-name="ce41" office:value-type="string" calcext:value-type="string" table:number-columns-spanned="1" table:number-rows-spanned="8">
            <text:p><text:span text:style-name="T1">[0..3] Intensity:    0x0=off ... 0xF=bright</text:span></text:p>
            <text:p>[4..7] Blink freq.: 0x0=const. | 0x10=slow ... 0xF0=fast</text:p>
            <text:p>Examples:</text:p>
            <text:p>0x0F = LED on</text:p>
            <text:p><text:span text:style-name="T1">0x?0 = LED off (higher nibble doesn't matter)</text:span></text:p>
            <text:p>0xFF = LED very fast blinking</text:p>
            <text:p>0x88 = LED half inensity, blinking with medium freq.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1_LEDState</text:p>
          </table:table-cell>
          <table:covered-table-cell table:style-name="ce41"/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2_LEDState</text:p>
          </table:table-cell>
          <table:covered-table-cell table:style-name="ce41" table:formula="of:=[.$E165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3_LEDState</text:p>
          </table:table-cell>
          <table:covered-table-cell table:style-name="ce41" table:formula="of:=[.$E166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4_LEDState</text:p>
          </table:table-cell>
          <table:covered-table-cell table:style-name="ce41" table:formula="of:=[.$E167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5_LEDState</text:p>
          </table:table-cell>
          <table:covered-table-cell table:style-name="ce41" table:formula="of:=[.$E168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6_LEDState</text:p>
          </table:table-cell>
          <table:covered-table-cell table:style-name="ce41" table:formula="of:=[.$E169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7_LEDState</text:p>
          </table:table-cell>
          <table:covered-table-cell table:style-name="ce41" table:formula="of:=[.$E170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2</text:p>
          </table:table-cell>
          <table:table-cell table:style-name="ce41" table:number-columns-repeated="3"/>
          <table:table-cell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1</text:p>
          </table:table-cell>
          <table:table-cell table:style-name="ce41" table:number-columns-repeated="3"/>
          <table:table-cell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0</text:p>
          </table:table-cell>
          <table:table-cell table:style-name="ce41" table:number-columns-repeated="3"/>
          <table:table-cell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WindowState</text:p>
          </table:table-cell>
          <table:table-cell table:style-name="ce41" office:value-type="string" calcext:value-type="string">
            <text:p>State of the window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2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1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0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41" office:value-type="string" calcext:value-type="string">
            <text:p>...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41" office:value-type="string" calcext:value-type="string">
            <text:p>LastAppSpecific</text:p>
          </table:table-cell>
          <table:table-cell table:style-name="ce41" office:value-type="string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41" table:formula="of:=[.$D233]" office:value-type="string" office:string-value="DeviceSignature0" calcext:value-type="string">
            <text:p>DeviceSignature0</text:p>
          </table:table-cell>
          <table:table-cell table:style-name="ce41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41" table:formula="of:=[.$D234]" office:value-type="string" office:string-value="DeviceSignature1" calcext:value-type="string">
            <text:p>DeviceSignature1</text:p>
          </table:table-cell>
          <table:table-cell table:style-name="ce41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41" table:formula="of:=[.$D235]" office:value-type="string" office:string-value="DeviceSignature2" calcext:value-type="string">
            <text:p>DeviceSignature2</text:p>
          </table:table-cell>
          <table:table-cell table:style-name="ce41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41" table:formula="of:=[.$D236]" office:value-type="string" office:string-value="DeviceSignature3" calcext:value-type="string">
            <text:p>DeviceSignature3</text:p>
          </table:table-cell>
          <table:table-cell table:style-name="ce41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41" table:formula="of:=[.$D237]" office:value-type="string" office:string-value="BoardID" calcext:value-type="string">
            <text:p>BoardID</text:p>
          </table:table-cell>
          <table:table-cell table:style-name="ce41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41" table:formula="of:=[.$D238]" office:value-type="string" office:string-value="BoardRev" calcext:value-type="string">
            <text:p>BoardRev</text:p>
          </table:table-cell>
          <table:table-cell table:style-name="ce41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41" table:formula="of:=[.$D239]" office:value-type="string" office:string-value="AppID" calcext:value-type="string">
            <text:p>AppID</text:p>
          </table:table-cell>
          <table:table-cell table:style-name="ce41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41" table:formula="of:=[.$D240]" office:value-type="string" office:string-value="AppVersionMajor" calcext:value-type="string">
            <text:p>AppVersionMajor</text:p>
          </table:table-cell>
          <table:table-cell table:style-name="ce41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41" table:formula="of:=[.$D241]" office:value-type="string" office:string-value="AppVersionMinor" calcext:value-type="string">
            <text:p>AppVersionMinor</text:p>
          </table:table-cell>
          <table:table-cell table:style-name="ce41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41" table:formula="of:=[.$D242]" office:value-type="string" office:string-value="AppVersionBugfix" calcext:value-type="string">
            <text:p>AppVersionBugfix</text:p>
          </table:table-cell>
          <table:table-cell table:style-name="ce41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41" table:formula="of:=[.$D243]" office:value-type="float" office:value="0" calcext:value-type="float">
            <text:p>0</text:p>
          </table:table-cell>
          <table:table-cell table:style-name="ce41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41" table:formula="of:=[.$D244]" office:value-type="float" office:value="0" calcext:value-type="float">
            <text:p>0</text:p>
          </table:table-cell>
          <table:table-cell table:style-name="ce41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41" table:formula="of:=[.$D245]" office:value-type="float" office:value="0" calcext:value-type="float">
            <text:p>0</text:p>
          </table:table-cell>
          <table:table-cell table:style-name="ce41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41" table:formula="of:=[.$D246]" office:value-type="float" office:value="0" calcext:value-type="float">
            <text:p>0</text:p>
          </table:table-cell>
          <table:table-cell table:style-name="ce41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41" table:formula="of:=[.$D247]" office:value-type="float" office:value="0" calcext:value-type="float">
            <text:p>0</text:p>
          </table:table-cell>
          <table:table-cell table:style-name="ce41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41" table:formula="of:=[.$D248]" office:value-type="float" office:value="0" calcext:value-type="float">
            <text:p>0</text:p>
          </table:table-cell>
          <table:table-cell table:style-name="ce41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41" table:formula="of:=[.$D249]" office:value-type="float" office:value="0" calcext:value-type="float">
            <text:p>0</text:p>
          </table:table-cell>
          <table:table-cell table:style-name="ce41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41" table:formula="of:=[.$D250]" office:value-type="float" office:value="0" calcext:value-type="float">
            <text:p>0</text:p>
          </table:table-cell>
          <table:table-cell table:style-name="ce41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41" table:formula="of:=[.$D251]" office:value-type="float" office:value="0" calcext:value-type="float">
            <text:p>0</text:p>
          </table:table-cell>
          <table:table-cell table:style-name="ce41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41" table:formula="of:=[.$D252]" office:value-type="float" office:value="0" calcext:value-type="float">
            <text:p>0</text:p>
          </table:table-cell>
          <table:table-cell table:style-name="ce41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41" table:formula="of:=[.$D253]" office:value-type="float" office:value="0" calcext:value-type="float">
            <text:p>0</text:p>
          </table:table-cell>
          <table:table-cell table:style-name="ce41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41" table:formula="of:=[.$D254]" office:value-type="float" office:value="0" calcext:value-type="float">
            <text:p>0</text:p>
          </table:table-cell>
          <table:table-cell table:style-name="ce41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41" table:formula="of:=[.$D255]" office:value-type="float" office:value="0" calcext:value-type="float">
            <text:p>0</text:p>
          </table:table-cell>
          <table:table-cell table:style-name="ce41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41" table:formula="of:=[.$D256]" office:value-type="float" office:value="0" calcext:value-type="float">
            <text:p>0</text:p>
          </table:table-cell>
          <table:table-cell table:style-name="ce41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41" table:formula="of:=[.$D257]" office:value-type="float" office:value="0" calcext:value-type="float">
            <text:p>0</text:p>
          </table:table-cell>
          <table:table-cell table:style-name="ce41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41" table:formula="of:=[.$D258]" office:value-type="float" office:value="0" calcext:value-type="float">
            <text:p>0</text:p>
          </table:table-cell>
          <table:table-cell table:style-name="ce41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table:formula="of:=DEC2HEX([.A259];2)" office:value-type="string" office:string-value="F0" calcext:value-type="string">
            <text:p>F0</text:p>
          </table:table-cell>
          <table:table-cell table:style-name="ce9"/>
          <table:table-cell table:style-name="ce16" office:value-type="string" calcext:value-type="string">
            <text:p>AppVersionHash</text:p>
          </table:table-cell>
          <table:table-cell table:style-name="ce23" office:value-type="string" calcext:value-type="string">
            <text:p>Application versions git hash</text:p>
          </table:table-cell>
          <table:table-cell table:style-name="ce23" office:value-type="string" calcext:value-type="string">
            <text:p>uint32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41" table:formula="of:=[.$D259]" office:value-type="string" office:string-value="AppVersionHash" calcext:value-type="string">
            <text:p>AppVersionHash</text:p>
          </table:table-cell>
          <table:table-cell table:style-name="ce41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table:formula="of:=DEC2HEX([.A260];2)" office:value-type="string" office:string-value="F1" calcext:value-type="string">
            <text:p>F1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table:formula="of:=DEC2HEX([.A261];2)" office:value-type="string" office:string-value="F2" calcext:value-type="string">
            <text:p>F2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table:formula="of:=DEC2HEX([.A262];2)" office:value-type="string" office:string-value="F3" calcext:value-type="string">
            <text:p>F3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table:formula="of:=DEC2HEX([.A263];2)" office:value-type="string" office:string-value="F4" calcext:value-type="string">
            <text:p>F4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table:formula="of:=DEC2HEX([.A264];2)" office:value-type="string" office:string-value="F5" calcext:value-type="string">
            <text:p>F5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table:number-columns-repeated="2"/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Monospace" svg:font-family="Monospace" style:font-pitch="fixed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2DT1H43M37S</meta:editing-duration>
    <meta:editing-cycles>61</meta:editing-cycles>
    <meta:generator>LibreOffice/24.2.7.2$Linux_X86_64 LibreOffice_project/420$Build-2</meta:generator>
    <dc:date>2025-03-11T17:27:20.261551615</dc:date>
    <dc:creator>Christian Verhalen</dc:creator>
    <meta:document-statistic meta:table-count="1" meta:cell-count="5070" meta:object-count="0"/>
    <meta:user-defined meta:name="Info 1"/>
    <meta:user-defined meta:name="Info 2"/>
    <meta:user-defined meta:name="Info 3"/>
    <meta:user-defined meta:name="Info 4"/>
  </office:meta>
</office:document-meta>
</file>